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11.38mm"/>
    </style:style>
    <style:style style:name="co3" style:family="table-column">
      <style:table-column-properties fo:break-before="auto" style:column-width="13.86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20.51mm"/>
    </style:style>
    <style:style style:name="co6" style:family="table-column">
      <style:table-column-properties fo:break-before="auto" style:column-width="18.57mm"/>
    </style:style>
    <style:style style:name="co7" style:family="table-column">
      <style:table-column-properties fo:break-before="auto" style:column-width="26.53mm"/>
    </style:style>
    <style:style style:name="co8" style:family="table-column">
      <style:table-column-properties fo:break-before="auto" style:column-width="18.0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icienc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187302" calcext:value-type="float">
            <text:p>29187302</text:p>
          </table:table-cell>
          <table:table-cell table:formula="of:=SUM([.E2:.E6])/5" office:value-type="float" office:value="29243440" calcext:value-type="float">
            <text:p>2924344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160275" calcext:value-type="float">
            <text:p>291602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567192" calcext:value-type="float">
            <text:p>2956719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141475" calcext:value-type="float">
            <text:p>291414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160956" calcext:value-type="float">
            <text:p>2916095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590199" calcext:value-type="float">
            <text:p>14590199</text:p>
          </table:table-cell>
          <table:table-cell table:formula="of:=SUM([.E7:.E11])/5" office:value-type="float" office:value="14603376" calcext:value-type="float">
            <text:p>14603376</text:p>
          </table:table-cell>
          <table:table-cell table:formula="of:=[.$F2]/[.F7]" office:value-type="float" office:value="2.00251229578695" calcext:value-type="float">
            <text:p>2,00251229578695</text:p>
          </table:table-cell>
          <table:table-cell table:formula="of:=[.G7]/[.D7]" office:value-type="float" office:value="1.00125614789347" calcext:value-type="float">
            <text:p>1,00125614789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642835" calcext:value-type="float">
            <text:p>1464283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589952" calcext:value-type="float">
            <text:p>145899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582928" calcext:value-type="float">
            <text:p>145829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610966" calcext:value-type="float">
            <text:p>146109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04971" calcext:value-type="float">
            <text:p>7304971</text:p>
          </table:table-cell>
          <table:table-cell table:formula="of:=SUM([.E12:.E16])/5" office:value-type="float" office:value="7311897.8" calcext:value-type="float">
            <text:p>7311897,8</text:p>
          </table:table-cell>
          <table:table-cell table:formula="of:=[.$F2]/[.F12]" office:value-type="float" office:value="3.99943226777595" calcext:value-type="float">
            <text:p>3,99943226777595</text:p>
          </table:table-cell>
          <table:table-cell table:formula="of:=[.G12]/[.D12]" office:value-type="float" office:value="0.999858066943988" calcext:value-type="float">
            <text:p>0,9998580669439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01439" calcext:value-type="float">
            <text:p>73014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14571" calcext:value-type="float">
            <text:p>731457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11958" calcext:value-type="float">
            <text:p>731195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326550" calcext:value-type="float">
            <text:p>73265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406847" calcext:value-type="float">
            <text:p>4406847</text:p>
          </table:table-cell>
          <table:table-cell table:formula="of:=SUM([.E17:.E21])/5" office:value-type="float" office:value="4413486.6" calcext:value-type="float">
            <text:p>4413486,6</text:p>
          </table:table-cell>
          <table:table-cell table:formula="of:=[.$F2]/[.F17]" office:value-type="float" office:value="6.62592699386467" calcext:value-type="float">
            <text:p>6,62592699386467</text:p>
          </table:table-cell>
          <table:table-cell table:formula="of:=[.G17]/[.D17]" office:value-type="float" office:value="0.828240874233084" calcext:value-type="float">
            <text:p>0,828240874233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406293" calcext:value-type="float">
            <text:p>440629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406617" calcext:value-type="float">
            <text:p>44066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406557" calcext:value-type="float">
            <text:p>440655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441119" calcext:value-type="float">
            <text:p>44411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841557" calcext:value-type="float">
            <text:p>55841557</text:p>
          </table:table-cell>
          <table:table-cell table:formula="of:=SUM([.E22:.E26])/5" office:value-type="float" office:value="55828960.8" calcext:value-type="float">
            <text:p>55828960,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834748" calcext:value-type="float">
            <text:p>558347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848926" calcext:value-type="float">
            <text:p>558489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812206" calcext:value-type="float">
            <text:p>558122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807367" calcext:value-type="float">
            <text:p>558073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7961430" calcext:value-type="float">
            <text:p>27961430</text:p>
          </table:table-cell>
          <table:table-cell table:formula="of:=SUM([.E27:.E31])/5" office:value-type="float" office:value="27952955.6" calcext:value-type="float">
            <text:p>27952955,6</text:p>
          </table:table-cell>
          <table:table-cell table:formula="of:=[.$F22]/[.F27]" office:value-type="float" office:value="1.9972471462016" calcext:value-type="float">
            <text:p>1,9972471462016</text:p>
          </table:table-cell>
          <table:table-cell table:formula="of:=[.G27]/[.D27]" office:value-type="float" office:value="0.998623573100799" calcext:value-type="float">
            <text:p>0,9986235731007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7956616" calcext:value-type="float">
            <text:p>279566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7971727" calcext:value-type="float">
            <text:p>279717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7949359" calcext:value-type="float">
            <text:p>2794935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7925646" calcext:value-type="float">
            <text:p>279256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983320" calcext:value-type="float">
            <text:p>13983320</text:p>
          </table:table-cell>
          <table:table-cell table:formula="of:=SUM([.E32:.E36])/5" office:value-type="float" office:value="13976505.4" calcext:value-type="float">
            <text:p>13976505,4</text:p>
          </table:table-cell>
          <table:table-cell table:formula="of:=[.$F22]/[.F32]" office:value-type="float" office:value="3.99448640430533" calcext:value-type="float">
            <text:p>3,99448640430533</text:p>
          </table:table-cell>
          <table:table-cell table:formula="of:=[.G32]/[.D32]" office:value-type="float" office:value="0.998621601076332" calcext:value-type="float">
            <text:p>0,998621601076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983820" calcext:value-type="float">
            <text:p>139838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974754" calcext:value-type="float">
            <text:p>1397475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968090" calcext:value-type="float">
            <text:p>139680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972543" calcext:value-type="float">
            <text:p>139725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430044" calcext:value-type="float">
            <text:p>8430044</text:p>
          </table:table-cell>
          <table:table-cell table:formula="of:=SUM([.E37:.E41])/5" office:value-type="float" office:value="8438786.8" calcext:value-type="float">
            <text:p>8438786,8</text:p>
          </table:table-cell>
          <table:table-cell table:formula="of:=[.$F22]/[.F37]" office:value-type="float" office:value="6.61575675783159" calcext:value-type="float">
            <text:p>6,61575675783159</text:p>
          </table:table-cell>
          <table:table-cell table:formula="of:=[.G37]/[.D37]" office:value-type="float" office:value="0.826969594728948" calcext:value-type="float">
            <text:p>0,8269695947289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431088" calcext:value-type="float">
            <text:p>843108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473168" calcext:value-type="float">
            <text:p>84731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430073" calcext:value-type="float">
            <text:p>84300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429561" calcext:value-type="float">
            <text:p>842956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2533353" calcext:value-type="float">
            <text:p>122533353</text:p>
          </table:table-cell>
          <table:table-cell table:formula="of:=SUM([.E42:.E46])/5" office:value-type="float" office:value="122633020.2" calcext:value-type="float">
            <text:p>122633020,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2607428" calcext:value-type="float">
            <text:p>1226074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2623394" calcext:value-type="float">
            <text:p>1226233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2631162" calcext:value-type="float">
            <text:p>12263116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2769764" calcext:value-type="float">
            <text:p>12276976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1320897" calcext:value-type="float">
            <text:p>61320897</text:p>
          </table:table-cell>
          <table:table-cell table:formula="of:=SUM([.E47:.E51])/5" office:value-type="float" office:value="61419739.8" calcext:value-type="float">
            <text:p>61419739,8</text:p>
          </table:table-cell>
          <table:table-cell table:formula="of:=[.$F42]/[.F47]" office:value-type="float" office:value="1.99663854974521" calcext:value-type="float">
            <text:p>1,99663854974521</text:p>
          </table:table-cell>
          <table:table-cell table:formula="of:=[.G47]/[.D47]" office:value-type="float" office:value="0.998319274872604" calcext:value-type="float">
            <text:p>0,998319274872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1814652" calcext:value-type="float">
            <text:p>618146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1284977" calcext:value-type="float">
            <text:p>6128497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1400673" calcext:value-type="float">
            <text:p>6140067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1277500" calcext:value-type="float">
            <text:p>612775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0661276" calcext:value-type="float">
            <text:p>30661276</text:p>
          </table:table-cell>
          <table:table-cell table:formula="of:=SUM([.E52:.E56])/5" office:value-type="float" office:value="30673155.4" calcext:value-type="float">
            <text:p>30673155,4</text:p>
          </table:table-cell>
          <table:table-cell table:formula="of:=[.$F42]/[.F52]" office:value-type="float" office:value="3.9980568872285" calcext:value-type="float">
            <text:p>3,9980568872285</text:p>
          </table:table-cell>
          <table:table-cell table:formula="of:=[.G52]/[.D52]" office:value-type="float" office:value="0.999514221807125" calcext:value-type="float">
            <text:p>0,999514221807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0664453" calcext:value-type="float">
            <text:p>3066445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0675391" calcext:value-type="float">
            <text:p>306753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0695919" calcext:value-type="float">
            <text:p>306959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0668738" calcext:value-type="float">
            <text:p>306687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8511583" calcext:value-type="float">
            <text:p>18511583</text:p>
          </table:table-cell>
          <table:table-cell table:formula="of:=SUM([.E57:.E61])/5" office:value-type="float" office:value="18511323" calcext:value-type="float">
            <text:p>18511323</text:p>
          </table:table-cell>
          <table:table-cell table:formula="of:=[.$F42]/[.F57]" office:value-type="float" office:value="6.62475719320548" calcext:value-type="float">
            <text:p>6,62475719320548</text:p>
          </table:table-cell>
          <table:table-cell table:formula="of:=[.G57]/[.D57]" office:value-type="float" office:value="0.828094649150685" calcext:value-type="float">
            <text:p>0,8280946491506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8510894" calcext:value-type="float">
            <text:p>185108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8511872" calcext:value-type="float">
            <text:p>185118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8511447" calcext:value-type="float">
            <text:p>185114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8510819" calcext:value-type="float">
            <text:p>185108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026339" calcext:value-type="float">
            <text:p>29026339</text:p>
          </table:table-cell>
          <table:table-cell table:formula="of:=SUM([.E62:.E66])/5" office:value-type="float" office:value="28992444.4" calcext:value-type="float">
            <text:p>28992444,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8984711" calcext:value-type="float">
            <text:p>289847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8978492" calcext:value-type="float">
            <text:p>2897849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8990526" calcext:value-type="float">
            <text:p>289905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8982154" calcext:value-type="float">
            <text:p>289821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069389" calcext:value-type="float">
            <text:p>15069389</text:p>
          </table:table-cell>
          <table:table-cell table:formula="of:=SUM([.E67:.E71])/5" office:value-type="float" office:value="15080611.4" calcext:value-type="float">
            <text:p>15080611,4</text:p>
          </table:table-cell>
          <table:table-cell table:formula="of:=[.$F62]/[.F67]" office:value-type="float" office:value="1.9224979432863" calcext:value-type="float">
            <text:p>1,9224979432863</text:p>
          </table:table-cell>
          <table:table-cell table:formula="of:=[.G67]/[.D67]" office:value-type="float" office:value="0.961248971643152" calcext:value-type="float">
            <text:p>0,961248971643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046057" calcext:value-type="float">
            <text:p>150460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080920" calcext:value-type="float">
            <text:p>150809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080628" calcext:value-type="float">
            <text:p>1508062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126063" calcext:value-type="float">
            <text:p>151260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588728" calcext:value-type="float">
            <text:p>7588728</text:p>
          </table:table-cell>
          <table:table-cell table:formula="of:=SUM([.E72:.E76])/5" office:value-type="float" office:value="7597936.6" calcext:value-type="float">
            <text:p>7597936,6</text:p>
          </table:table-cell>
          <table:table-cell table:formula="of:=[.$F62]/[.F72]" office:value-type="float" office:value="3.81583131399122" calcext:value-type="float">
            <text:p>3,81583131399122</text:p>
          </table:table-cell>
          <table:table-cell table:formula="of:=[.G72]/[.D72]" office:value-type="float" office:value="0.953957828497805" calcext:value-type="float">
            <text:p>0,9539578284978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585499" calcext:value-type="float">
            <text:p>758549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608145" calcext:value-type="float">
            <text:p>76081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598597" calcext:value-type="float">
            <text:p>75985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608714" calcext:value-type="float">
            <text:p>76087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655454" calcext:value-type="float">
            <text:p>4655454</text:p>
          </table:table-cell>
          <table:table-cell table:formula="of:=SUM([.E77:.E81])/5" office:value-type="float" office:value="4659413.2" calcext:value-type="float">
            <text:p>4659413,2</text:p>
          </table:table-cell>
          <table:table-cell table:formula="of:=[.$F62]/[.F77]" office:value-type="float" office:value="6.22233812618293" calcext:value-type="float">
            <text:p>6,22233812618293</text:p>
          </table:table-cell>
          <table:table-cell table:formula="of:=[.G77]/[.D77]" office:value-type="float" office:value="0.777792265772866" calcext:value-type="float">
            <text:p>0,7777922657728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658665" calcext:value-type="float">
            <text:p>46586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665840" calcext:value-type="float">
            <text:p>46658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657505" calcext:value-type="float">
            <text:p>465750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659602" calcext:value-type="float">
            <text:p>465960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503089" calcext:value-type="float">
            <text:p>55503089</text:p>
          </table:table-cell>
          <table:table-cell table:formula="of:=SUM([.E82:.E86])/5" office:value-type="float" office:value="55597886.2" calcext:value-type="float">
            <text:p>55597886,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680791" calcext:value-type="float">
            <text:p>556807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760057" calcext:value-type="float">
            <text:p>557600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510398" calcext:value-type="float">
            <text:p>555103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535096" calcext:value-type="float">
            <text:p>5553509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8896847" calcext:value-type="float">
            <text:p>28896847</text:p>
          </table:table-cell>
          <table:table-cell table:formula="of:=SUM([.E87:.E91])/5" office:value-type="float" office:value="28920799" calcext:value-type="float">
            <text:p>28920799</text:p>
          </table:table-cell>
          <table:table-cell table:formula="of:=[.$F82]/[.F87]" office:value-type="float" office:value="1.92241874783612" calcext:value-type="float">
            <text:p>1,92241874783612</text:p>
          </table:table-cell>
          <table:table-cell table:formula="of:=[.G87]/[.D87]" office:value-type="float" office:value="0.961209373918058" calcext:value-type="float">
            <text:p>0,961209373918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8833529" calcext:value-type="float">
            <text:p>2883352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9025440" calcext:value-type="float">
            <text:p>290254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8900412" calcext:value-type="float">
            <text:p>2890041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8947767" calcext:value-type="float">
            <text:p>289477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4622534" calcext:value-type="float">
            <text:p>14622534</text:p>
          </table:table-cell>
          <table:table-cell table:formula="of:=SUM([.E92:.E96])/5" office:value-type="float" office:value="14581775.8" calcext:value-type="float">
            <text:p>14581775,8</text:p>
          </table:table-cell>
          <table:table-cell table:formula="of:=[.$F82]/[.F92]" office:value-type="float" office:value="3.8128337016401" calcext:value-type="float">
            <text:p>3,8128337016401</text:p>
          </table:table-cell>
          <table:table-cell table:formula="of:=[.G92]/[.D92]" office:value-type="float" office:value="0.953208425410024" calcext:value-type="float">
            <text:p>0,953208425410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4565660" calcext:value-type="float">
            <text:p>145656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4564095" calcext:value-type="float">
            <text:p>145640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4559048" calcext:value-type="float">
            <text:p>145590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4597542" calcext:value-type="float">
            <text:p>1459754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935972" calcext:value-type="float">
            <text:p>8935972</text:p>
          </table:table-cell>
          <table:table-cell table:formula="of:=SUM([.E97:.E101])/5" office:value-type="float" office:value="8956367" calcext:value-type="float">
            <text:p>8956367</text:p>
          </table:table-cell>
          <table:table-cell table:formula="of:=[.$F82]/[.F97]" office:value-type="float" office:value="6.20763823099254" calcext:value-type="float">
            <text:p>6,20763823099254</text:p>
          </table:table-cell>
          <table:table-cell table:formula="of:=[.G97]/[.D97]" office:value-type="float" office:value="0.775954778874068" calcext:value-type="float">
            <text:p>0,7759547788740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942830" calcext:value-type="float">
            <text:p>89428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927172" calcext:value-type="float">
            <text:p>89271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9029594" calcext:value-type="float">
            <text:p>90295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946267" calcext:value-type="float">
            <text:p>894626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1805157" calcext:value-type="float">
            <text:p>121805157</text:p>
          </table:table-cell>
          <table:table-cell table:formula="of:=SUM([.E102:.E106])/5" office:value-type="float" office:value="121806972.6" calcext:value-type="float">
            <text:p>121806972,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1777745" calcext:value-type="float">
            <text:p>1217777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1854146" calcext:value-type="float">
            <text:p>12185414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1821368" calcext:value-type="float">
            <text:p>1218213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1776447" calcext:value-type="float">
            <text:p>1217764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3088852" calcext:value-type="float">
            <text:p>63088852</text:p>
          </table:table-cell>
          <table:table-cell table:formula="of:=SUM([.E107:.E111])/5" office:value-type="float" office:value="63229313" calcext:value-type="float">
            <text:p>63229313</text:p>
          </table:table-cell>
          <table:table-cell table:formula="of:=[.$F102]/[.F107]" office:value-type="float" office:value="1.92643201105158" calcext:value-type="float">
            <text:p>1,92643201105158</text:p>
          </table:table-cell>
          <table:table-cell table:formula="of:=[.G107]/[.D107]" office:value-type="float" office:value="0.963216005525791" calcext:value-type="float">
            <text:p>0,963216005525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3233377" calcext:value-type="float">
            <text:p>632333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3127890" calcext:value-type="float">
            <text:p>631278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3471631" calcext:value-type="float">
            <text:p>634716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3224815" calcext:value-type="float">
            <text:p>6322481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1862394" calcext:value-type="float">
            <text:p>31862394</text:p>
          </table:table-cell>
          <table:table-cell table:formula="of:=SUM([.E112:.E116])/5" office:value-type="float" office:value="32086477.2" calcext:value-type="float">
            <text:p>32086477,2</text:p>
          </table:table-cell>
          <table:table-cell table:formula="of:=[.$F102]/[.F112]" office:value-type="float" office:value="3.79620897117369" calcext:value-type="float">
            <text:p>3,79620897117369</text:p>
          </table:table-cell>
          <table:table-cell table:formula="of:=[.G112]/[.D112]" office:value-type="float" office:value="0.949052242793422" calcext:value-type="float">
            <text:p>0,9490522427934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1839381" calcext:value-type="float">
            <text:p>318393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1910079" calcext:value-type="float">
            <text:p>319100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2286135" calcext:value-type="float">
            <text:p>3228613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2534397" calcext:value-type="float">
            <text:p>325343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2792435" calcext:value-type="float">
            <text:p>22792435</text:p>
          </table:table-cell>
          <table:table-cell table:formula="of:=SUM([.E117:.E121])/5" office:value-type="float" office:value="22936767" calcext:value-type="float">
            <text:p>22936767</text:p>
          </table:table-cell>
          <table:table-cell table:formula="of:=[.$F102]/[.F117]" office:value-type="float" office:value="5.31055543268151" calcext:value-type="float">
            <text:p>5,31055543268151</text:p>
          </table:table-cell>
          <table:table-cell table:formula="of:=[.G117]/[.D117]" office:value-type="float" office:value="0.663819429085189" calcext:value-type="float">
            <text:p>0,663819429085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2889918" calcext:value-type="float">
            <text:p>228899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066689" calcext:value-type="float">
            <text:p>230666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2863700" calcext:value-type="float">
            <text:p>228637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071093" calcext:value-type="float">
            <text:p>2307109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112704" calcext:value-type="float">
            <text:p>29112704</text:p>
          </table:table-cell>
          <table:table-cell table:formula="of:=SUM([.E122:.E126])/5" office:value-type="float" office:value="29172852" calcext:value-type="float">
            <text:p>291728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151414" calcext:value-type="float">
            <text:p>2915141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125935" calcext:value-type="float">
            <text:p>291259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113616" calcext:value-type="float">
            <text:p>291136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9360591" calcext:value-type="float">
            <text:p>2936059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569038" calcext:value-type="float">
            <text:p>14569038</text:p>
          </table:table-cell>
          <table:table-cell table:formula="of:=SUM([.E127:.E131])/5" office:value-type="float" office:value="14567843.6" calcext:value-type="float">
            <text:p>14567843,6</text:p>
          </table:table-cell>
          <table:table-cell table:formula="of:=[.$F122]/[.F127]" office:value-type="float" office:value="2.0025511531439" calcext:value-type="float">
            <text:p>2,0025511531439</text:p>
          </table:table-cell>
          <table:table-cell table:formula="of:=[.G127]/[.D127]" office:value-type="float" office:value="1.00127557657195" calcext:value-type="float">
            <text:p>1,001275576571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572299" calcext:value-type="float">
            <text:p>1457229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565479" calcext:value-type="float">
            <text:p>1456547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570091" calcext:value-type="float">
            <text:p>1457009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562311" calcext:value-type="float">
            <text:p>1456231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289513" calcext:value-type="float">
            <text:p>7289513</text:p>
          </table:table-cell>
          <table:table-cell table:formula="of:=SUM([.E132:.E136])/5" office:value-type="float" office:value="7289402.6" calcext:value-type="float">
            <text:p>7289402,6</text:p>
          </table:table-cell>
          <table:table-cell table:formula="of:=[.$F122]/[.F132]" office:value-type="float" office:value="4.00209092580509" calcext:value-type="float">
            <text:p>4,00209092580509</text:p>
          </table:table-cell>
          <table:table-cell table:formula="of:=[.G132]/[.D132]" office:value-type="float" office:value="1.00052273145127" calcext:value-type="float">
            <text:p>1,000522731451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289444" calcext:value-type="float">
            <text:p>728944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289629" calcext:value-type="float">
            <text:p>728962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289761" calcext:value-type="float">
            <text:p>728976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288666" calcext:value-type="float">
            <text:p>728866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623835" calcext:value-type="float">
            <text:p>4623835</text:p>
          </table:table-cell>
          <table:table-cell table:formula="of:=SUM([.E137:.E141])/5" office:value-type="float" office:value="4623925" calcext:value-type="float">
            <text:p>4623925</text:p>
          </table:table-cell>
          <table:table-cell table:formula="of:=[.$F122]/[.F137]" office:value-type="float" office:value="6.30911011748677" calcext:value-type="float">
            <text:p>6,30911011748677</text:p>
          </table:table-cell>
          <table:table-cell table:formula="of:=[.G137]/[.D137]" office:value-type="float" office:value="0.788638764685846" calcext:value-type="float">
            <text:p>0,788638764685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624401" calcext:value-type="float">
            <text:p>46244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623763" calcext:value-type="float">
            <text:p>46237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623530" calcext:value-type="float">
            <text:p>46235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624096" calcext:value-type="float">
            <text:p>462409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769299" calcext:value-type="float">
            <text:p>55769299</text:p>
          </table:table-cell>
          <table:table-cell table:formula="of:=SUM([.E142:.E146])/5" office:value-type="float" office:value="55791897.8" calcext:value-type="float">
            <text:p>55791897,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785679" calcext:value-type="float">
            <text:p>5578567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792630" calcext:value-type="float">
            <text:p>557926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803561" calcext:value-type="float">
            <text:p>5580356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5808320" calcext:value-type="float">
            <text:p>5580832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7892136" calcext:value-type="float">
            <text:p>27892136</text:p>
          </table:table-cell>
          <table:table-cell table:formula="of:=SUM([.E147:.E151])/5" office:value-type="float" office:value="27921710.6" calcext:value-type="float">
            <text:p>27921710,6</text:p>
          </table:table-cell>
          <table:table-cell table:formula="of:=[.$F142]/[.F147]" office:value-type="float" office:value="1.99815471907369" calcext:value-type="float">
            <text:p>1,99815471907369</text:p>
          </table:table-cell>
          <table:table-cell table:formula="of:=[.G147]/[.D147]" office:value-type="float" office:value="0.999077359536847" calcext:value-type="float">
            <text:p>0,9990773595368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7904930" calcext:value-type="float">
            <text:p>279049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7906468" calcext:value-type="float">
            <text:p>2790646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7932205" calcext:value-type="float">
            <text:p>2793220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7972814" calcext:value-type="float">
            <text:p>2797281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996933" calcext:value-type="float">
            <text:p>13996933</text:p>
          </table:table-cell>
          <table:table-cell table:formula="of:=SUM([.E152:.E156])/5" office:value-type="float" office:value="13979910.2" calcext:value-type="float">
            <text:p>13979910,2</text:p>
          </table:table-cell>
          <table:table-cell table:formula="of:=[.$F142]/[.F152]" office:value-type="float" office:value="3.99086238765682" calcext:value-type="float">
            <text:p>3,99086238765682</text:p>
          </table:table-cell>
          <table:table-cell table:formula="of:=[.G152]/[.D152]" office:value-type="float" office:value="0.997715596914206" calcext:value-type="float">
            <text:p>0,9977155969142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968562" calcext:value-type="float">
            <text:p>1396856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983035" calcext:value-type="float">
            <text:p>139830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965105" calcext:value-type="float">
            <text:p>1396510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985916" calcext:value-type="float">
            <text:p>139859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847237" calcext:value-type="float">
            <text:p>8847237</text:p>
          </table:table-cell>
          <table:table-cell table:formula="of:=SUM([.E157:.E161])/5" office:value-type="float" office:value="8866272.8" calcext:value-type="float">
            <text:p>8866272,8</text:p>
          </table:table-cell>
          <table:table-cell table:formula="of:=[.$F142]/[.F157]" office:value-type="float" office:value="6.29259882461546" calcext:value-type="float">
            <text:p>6,29259882461546</text:p>
          </table:table-cell>
          <table:table-cell table:formula="of:=[.G157]/[.D157]" office:value-type="float" office:value="0.786574853076932" calcext:value-type="float">
            <text:p>0,7865748530769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847492" calcext:value-type="float">
            <text:p>884749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847748" calcext:value-type="float">
            <text:p>884774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941381" calcext:value-type="float">
            <text:p>894138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8847506" calcext:value-type="float">
            <text:p>884750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2393700" calcext:value-type="float">
            <text:p>122393700</text:p>
          </table:table-cell>
          <table:table-cell table:formula="of:=SUM([.E162:.E166])/5" office:value-type="float" office:value="122443462.2" calcext:value-type="float">
            <text:p>122443462,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2344770" calcext:value-type="float">
            <text:p>12234477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2470358" calcext:value-type="float">
            <text:p>12247035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2566217" calcext:value-type="float">
            <text:p>12256621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2442266" calcext:value-type="float">
            <text:p>12244226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1202884" calcext:value-type="float">
            <text:p>61202884</text:p>
          </table:table-cell>
          <table:table-cell table:formula="of:=SUM([.E167:.E171])/5" office:value-type="float" office:value="61235952.2" calcext:value-type="float">
            <text:p>61235952,2</text:p>
          </table:table-cell>
          <table:table-cell table:formula="of:=[.$F162]/[.F167]" office:value-type="float" office:value="1.99953553102421" calcext:value-type="float">
            <text:p>1,99953553102421</text:p>
          </table:table-cell>
          <table:table-cell table:formula="of:=[.G167]/[.D167]" office:value-type="float" office:value="0.999767765512104" calcext:value-type="float">
            <text:p>0,9997677655121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1314803" calcext:value-type="float">
            <text:p>6131480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1204954" calcext:value-type="float">
            <text:p>612049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1201463" calcext:value-type="float">
            <text:p>612014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1255657" calcext:value-type="float">
            <text:p>6125565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0683682" calcext:value-type="float">
            <text:p>30683682</text:p>
          </table:table-cell>
          <table:table-cell table:formula="of:=SUM([.E172:.E176])/5" office:value-type="float" office:value="30648145.2" calcext:value-type="float">
            <text:p>30648145,2</text:p>
          </table:table-cell>
          <table:table-cell table:formula="of:=[.$F162]/[.F172]" office:value-type="float" office:value="3.99513449838394" calcext:value-type="float">
            <text:p>3,99513449838394</text:p>
          </table:table-cell>
          <table:table-cell table:formula="of:=[.G172]/[.D172]" office:value-type="float" office:value="0.998783624595984" calcext:value-type="float">
            <text:p>0,9987836245959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0609591" calcext:value-type="float">
            <text:p>3060959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0609248" calcext:value-type="float">
            <text:p>3060924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0626883" calcext:value-type="float">
            <text:p>3062688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30711322" calcext:value-type="float">
            <text:p>3071132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9422525" calcext:value-type="float">
            <text:p>19422525</text:p>
          </table:table-cell>
          <table:table-cell table:formula="of:=SUM([.E177:.E181])/5" office:value-type="float" office:value="19503789" calcext:value-type="float">
            <text:p>19503789</text:p>
          </table:table-cell>
          <table:table-cell table:formula="of:=[.$F162]/[.F177]" office:value-type="float" office:value="6.27793205720181" calcext:value-type="float">
            <text:p>6,27793205720181</text:p>
          </table:table-cell>
          <table:table-cell table:formula="of:=[.G177]/[.D177]" office:value-type="float" office:value="0.784741507150226" calcext:value-type="float">
            <text:p>0,78474150715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9621751" calcext:value-type="float">
            <text:p>1962175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9422641" calcext:value-type="float">
            <text:p>1942264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9625318" calcext:value-type="float">
            <text:p>196253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9426710" calcext:value-type="float">
            <text:p>1942671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resultados.A1:resultados.H18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2T00:46:15.863622691</dc:date>
    <meta:editing-duration>PT15M30S</meta:editing-duration>
    <meta:editing-cycles>4</meta:editing-cycles>
    <meta:generator>LibreOffice/5.2.7.2$Linux_X86_64 LibreOffice_project/20m0$Build-2</meta:generator>
    <meta:document-statistic meta:table-count="1" meta:cell-count="998" meta:object-count="0"/>
  </office:meta>
</office:document-meta>
</file>